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/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66ffff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66ffff"/>
    </style:style>
    <style:style style:name="ce6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29.99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29.99pt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style:text-align-source="value-type" style:repeat-content="false"/>
      <style:paragraph-properties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6600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Optimization Name</text:p>
          </table:table-cell>
          <table:table-cell table:style-name="ce8" office:value-type="string" calcext:value-type="string">
            <text:p>Average time(sec)</text:p>
          </table:table-cell>
          <table:table-cell table:style-name="ce13" office:value-type="string" calcext:value-type="string">
            <text:p>Standar Deviation</text:p>
          </table:table-cell>
          <table:table-cell table:style-name="ce1"/>
          <table:table-cell table:style-name="ce8"/>
          <table:table-cell/>
          <table:table-cell table:style-name="ce3" table:formula="of:=AVERAGE([.H10:.H21])" office:value-type="float" office:value="0.0826830083333333" calcext:value-type="float">
            <text:p>0.0826830083</text:p>
          </table:table-cell>
          <table:table-cell table:formula="of:=STDEV([.H10:.H21])" office:value-type="float" office:value="0.00085597839762284" calcext:value-type="float">
            <text:p>0.00085597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8_compile_tech_a_fast</text:p>
          </table:table-cell>
          <table:table-cell table:style-name="ce9" office:value-type="float" office:value="0.0494872417" calcext:value-type="float">
            <text:p>0.0494872417</text:p>
          </table:table-cell>
          <table:table-cell table:style-name="ce10" office:value-type="float" office:value="0.0008219821" calcext:value-type="float">
            <text:p>0.0008219821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7_strength_red_a_fast</text:p>
          </table:table-cell>
          <table:table-cell table:style-name="ce9" office:value-type="float" office:value="0.0508895" calcext:value-type="float">
            <text:p>0.0508895</text:p>
          </table:table-cell>
          <table:table-cell office:value-type="float" office:value="0.0012269425" calcext:value-type="float">
            <text:p>0.0012269425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3_loopFusion_b_fast</text:p>
          </table:table-cell>
          <table:table-cell office:value-type="float" office:value="0.063534175" calcext:value-type="float">
            <text:p>0.063534175</text:p>
          </table:table-cell>
          <table:table-cell office:value-type="float" office:value="0.0007727057" calcext:value-type="float">
            <text:p>0.000772705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2_loopUnrol_c_fast</text:p>
          </table:table-cell>
          <table:table-cell table:style-name="ce6" office:value-type="float" office:value="0.0641150333" calcext:value-type="float">
            <text:p>0.0641150333</text:p>
          </table:table-cell>
          <table:table-cell office:value-type="float" office:value="0.0005081248" calcext:value-type="float">
            <text:p>0.000508124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_funcInline_a_fast</text:p>
          </table:table-cell>
          <table:table-cell office:value-type="float" office:value="0.0688752" calcext:value-type="float">
            <text:p>0.0688752</text:p>
          </table:table-cell>
          <table:table-cell office:value-type="float" office:value="0.0021285861" calcext:value-type="float">
            <text:p>0.002128586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_loopUnrol_b_fast</text:p>
          </table:table-cell>
          <table:table-cell table:style-name="ce6" office:value-type="float" office:value="0.069287375" calcext:value-type="float">
            <text:p>0.069287375</text:p>
          </table:table-cell>
          <table:table-cell office:value-type="float" office:value="0.0004853577" calcext:value-type="float">
            <text:p>0.000485357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5_loopInvariant_a_fast</text:p>
          </table:table-cell>
          <table:table-cell office:value-type="float" office:value="0.0695910583" calcext:value-type="float">
            <text:p>0.0695910583</text:p>
          </table:table-cell>
          <table:table-cell office:value-type="float" office:value="0.0019307759" calcext:value-type="float">
            <text:p>0.001930775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5_loopInvariant_b_fast</text:p>
          </table:table-cell>
          <table:table-cell office:value-type="float" office:value="0.072546925" calcext:value-type="float">
            <text:p>0.072546925</text:p>
          </table:table-cell>
          <table:table-cell office:value-type="float" office:value="0.0004294409" calcext:value-type="float">
            <text:p>0.00042944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_loopUnrol_a_fast</text:p>
          </table:table-cell>
          <table:table-cell office:value-type="float" office:value="0.075144675" calcext:value-type="float">
            <text:p>0.075144675</text:p>
          </table:table-cell>
          <table:table-cell office:value-type="float" office:value="0.0017603921" calcext:value-type="float">
            <text:p>0.0017603921</text:p>
          </table:table-cell>
          <table:table-cell table:number-columns-repeated="3"/>
          <table:table-cell office:value-type="float" office:value="0.0821" calcext:value-type="float">
            <text:p>0.08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_loopInter_b_fast</text:p>
          </table:table-cell>
          <table:table-cell table:style-name="ce6" office:value-type="float" office:value="0.0755086083" calcext:value-type="float">
            <text:p>0.0755086083</text:p>
          </table:table-cell>
          <table:table-cell office:value-type="float" office:value="0.0010301116" calcext:value-type="float">
            <text:p>0.0010301116</text:p>
          </table:table-cell>
          <table:table-cell table:number-columns-repeated="3"/>
          <table:table-cell office:value-type="float" office:value="0.082482" calcext:value-type="float">
            <text:p>0.08248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_loopInter_c_fast</text:p>
          </table:table-cell>
          <table:table-cell office:value-type="float" office:value="0.075520425" calcext:value-type="float">
            <text:p>0.075520425</text:p>
          </table:table-cell>
          <table:table-cell office:value-type="float" office:value="0.0006987603" calcext:value-type="float">
            <text:p>0.0006987603</text:p>
          </table:table-cell>
          <table:table-cell table:number-columns-repeated="3"/>
          <table:table-cell office:value-type="float" office:value="0.0821723" calcext:value-type="float">
            <text:p>0.08217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_loopInter_a_fast</text:p>
          </table:table-cell>
          <table:table-cell office:value-type="float" office:value="0.075837375" calcext:value-type="float">
            <text:p>0.075837375</text:p>
          </table:table-cell>
          <table:table-cell office:value-type="float" office:value="0.0010232003" calcext:value-type="float">
            <text:p>0.0010232003</text:p>
          </table:table-cell>
          <table:table-cell table:number-columns-repeated="3"/>
          <table:table-cell office:value-type="float" office:value="0.082385" calcext:value-type="float">
            <text:p>0.08238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8_compile_tech_b_fast</text:p>
          </table:table-cell>
          <table:table-cell office:value-type="float" office:value="0.0826830083" calcext:value-type="float">
            <text:p>0.0826830083</text:p>
          </table:table-cell>
          <table:table-cell office:value-type="float" office:value="0.0008559784" calcext:value-type="float">
            <text:p>0.0008559784</text:p>
          </table:table-cell>
          <table:table-cell table:number-columns-repeated="3"/>
          <table:table-cell office:value-type="float" office:value="0.0822713" calcext:value-type="float">
            <text:p>0.082271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7_strength_red_b_fast</text:p>
          </table:table-cell>
          <table:table-cell table:style-name="ce9" office:value-type="float" office:value="0.0829423333" calcext:value-type="float">
            <text:p>0.0829423333</text:p>
          </table:table-cell>
          <table:table-cell table:style-name="ce10" office:value-type="float" office:value="0.0007652084" calcext:value-type="float">
            <text:p>0.0007652084</text:p>
          </table:table-cell>
          <table:table-cell/>
          <table:table-cell table:style-name="ce17"/>
          <table:table-cell/>
          <table:table-cell office:value-type="float" office:value="0.0824261" calcext:value-type="float">
            <text:p>0.082426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_subExpress_a_fast</text:p>
          </table:table-cell>
          <table:table-cell table:style-name="ce6" office:value-type="float" office:value="0.0864251" calcext:value-type="float">
            <text:p>0.0864251</text:p>
          </table:table-cell>
          <table:table-cell table:style-name="ce9" office:value-type="float" office:value="0.0010214685" calcext:value-type="float">
            <text:p>0.0010214685</text:p>
          </table:table-cell>
          <table:table-cell table:style-name="ce15"/>
          <table:table-cell table:style-name="ce17"/>
          <table:table-cell/>
          <table:table-cell office:value-type="float" office:value="0.0844256" calcext:value-type="float">
            <text:p>0.084425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_loopFusion_a_fast</text:p>
          </table:table-cell>
          <table:table-cell office:value-type="float" office:value="0.1097414167" calcext:value-type="float">
            <text:p>0.1097414167</text:p>
          </table:table-cell>
          <table:table-cell office:value-type="float" office:value="0.0005568475" calcext:value-type="float">
            <text:p>0.0005568475</text:p>
          </table:table-cell>
          <table:table-cell table:number-columns-repeated="3"/>
          <table:table-cell office:value-type="float" office:value="0.0845284" calcext:value-type="float">
            <text:p>0.08452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_orig_fast</text:p>
          </table:table-cell>
          <table:table-cell table:style-name="ce6" office:value-type="float" office:value="0.8502573333" calcext:value-type="float">
            <text:p>0.8502573333</text:p>
          </table:table-cell>
          <table:table-cell office:value-type="float" office:value="0.0084664991" calcext:value-type="float">
            <text:p>0.0084664991</text:p>
          </table:table-cell>
          <table:table-cell table:number-columns-repeated="3"/>
          <table:table-cell table:style-name="ce7" office:value-type="float" office:value="0.0823415" calcext:value-type="float">
            <text:p>0.08234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_orig_O2</text:p>
          </table:table-cell>
          <table:table-cell office:value-type="float" office:value="0.9903168333" calcext:value-type="float">
            <text:p>0.9903168333</text:p>
          </table:table-cell>
          <table:table-cell office:value-type="float" office:value="0.0065967269" calcext:value-type="float">
            <text:p>0.0065967269</text:p>
          </table:table-cell>
          <table:table-cell table:number-columns-repeated="3"/>
          <table:table-cell office:value-type="float" office:value="0.0821445" calcext:value-type="float">
            <text:p>0.082144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7_strenght_red_b</text:p>
          </table:table-cell>
          <table:table-cell table:style-name="ce9" office:value-type="float" office:value="5.1141308333" calcext:value-type="float">
            <text:p>5.1141308333</text:p>
          </table:table-cell>
          <table:table-cell table:style-name="ce10" office:value-type="float" office:value="0.0085659033" calcext:value-type="float">
            <text:p>0.0085659033</text:p>
          </table:table-cell>
          <table:table-cell/>
          <table:table-cell table:style-name="ce17"/>
          <table:table-cell/>
          <table:table-cell table:style-name="ce7" office:value-type="float" office:value="0.0821897" calcext:value-type="float">
            <text:p>0.082189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8_compile_tech_b</text:p>
          </table:table-cell>
          <table:table-cell office:value-type="float" office:value="5.1258291667" calcext:value-type="float">
            <text:p>5.1258291667</text:p>
          </table:table-cell>
          <table:table-cell office:value-type="float" office:value="0.0164140198" calcext:value-type="float">
            <text:p>0.0164140198</text:p>
          </table:table-cell>
          <table:table-cell table:number-columns-repeated="3"/>
          <table:table-cell office:value-type="float" office:value="0.0827297" calcext:value-type="float">
            <text:p>0.082729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8_compile_tech_a</text:p>
          </table:table-cell>
          <table:table-cell table:style-name="ce10" office:value-type="float" office:value="5.29191" calcext:value-type="float">
            <text:p>5.29191</text:p>
          </table:table-cell>
          <table:table-cell table:style-name="ce10" office:value-type="float" office:value="0.0340136267" calcext:value-type="float">
            <text:p>0.0340136267</text:p>
          </table:table-cell>
          <table:table-cell table:style-name="ce16"/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_strenght_red_a</text:p>
          </table:table-cell>
          <table:table-cell office:value-type="float" office:value="5.34267" calcext:value-type="float">
            <text:p>5.34267</text:p>
          </table:table-cell>
          <table:table-cell office:value-type="float" office:value="0.0263990341" calcext:value-type="float">
            <text:p>0.0263990341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6_subExpress_a</text:p>
          </table:table-cell>
          <table:table-cell office:value-type="float" office:value="5.3542041667" calcext:value-type="float">
            <text:p>5.3542041667</text:p>
          </table:table-cell>
          <table:table-cell office:value-type="float" office:value="0.0574982334" calcext:value-type="float">
            <text:p>0.057498233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5_loopInvariant_b</text:p>
          </table:table-cell>
          <table:table-cell office:value-type="float" office:value="5.4476366667" calcext:value-type="float">
            <text:p>5.4476366667</text:p>
          </table:table-cell>
          <table:table-cell office:value-type="float" office:value="0.0172307739" calcext:value-type="float">
            <text:p>0.017230773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_loopInvariant_a</text:p>
          </table:table-cell>
          <table:table-cell office:value-type="float" office:value="5.5118558333" calcext:value-type="float">
            <text:p>5.5118558333</text:p>
          </table:table-cell>
          <table:table-cell office:value-type="float" office:value="0.0275465713" calcext:value-type="float">
            <text:p>0.027546571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4_funcInline_a</text:p>
          </table:table-cell>
          <table:table-cell office:value-type="float" office:value="5.5666675" calcext:value-type="float">
            <text:p>5.5666675</text:p>
          </table:table-cell>
          <table:table-cell table:style-name="ce14" office:value-type="float" office:value="0.1201313013" calcext:value-type="float">
            <text:p>0.120131301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3_loopFusion_b</text:p>
          </table:table-cell>
          <table:table-cell table:style-name="ce6" office:value-type="float" office:value="5.8283991667" calcext:value-type="float">
            <text:p>5.8283991667</text:p>
          </table:table-cell>
          <table:table-cell office:value-type="float" office:value="0.0414904676" calcext:value-type="float">
            <text:p>0.0414904676</text:p>
          </table:table-cell>
          <table:table-cell table:number-columns-repeated="2"/>
          <table:table-cell table:style-name="ce17" table:number-columns-repeated="2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_loopInter_c</text:p>
          </table:table-cell>
          <table:table-cell office:value-type="float" office:value="6.2647458333" calcext:value-type="float">
            <text:p>6.2647458333</text:p>
          </table:table-cell>
          <table:table-cell table:style-name="ce6" office:value-type="float" office:value="0.0212758931" calcext:value-type="float">
            <text:p>0.0212758931</text:p>
          </table:table-cell>
          <table:table-cell table:number-columns-repeated="2"/>
          <table:table-cell table:style-name="ce17" table:number-columns-repeated="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_loopInter_b</text:p>
          </table:table-cell>
          <table:table-cell table:style-name="ce6" office:value-type="float" office:value="6.3147241667" calcext:value-type="float">
            <text:p>6.3147241667</text:p>
          </table:table-cell>
          <table:table-cell office:value-type="float" office:value="0.044131187" calcext:value-type="float">
            <text:p>0.044131187</text:p>
          </table:table-cell>
          <table:table-cell table:number-columns-repeated="2"/>
          <table:table-cell table:style-name="ce17"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_loopInter_a</text:p>
          </table:table-cell>
          <table:table-cell table:style-name="ce11" office:value-type="float" office:value="6.37867" calcext:value-type="float">
            <text:p>6.37867</text:p>
          </table:table-cell>
          <table:table-cell office:value-type="float" office:value="0.0223184457" calcext:value-type="float">
            <text:p>0.0223184457</text:p>
          </table:table-cell>
          <table:table-cell table:number-columns-repeated="2"/>
          <table:table-cell table:style-name="ce17" table:number-columns-repeated="2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3_loopFusion_a</text:p>
          </table:table-cell>
          <table:table-cell office:value-type="float" office:value="7.4073466667" calcext:value-type="float">
            <text:p>7.4073466667</text:p>
          </table:table-cell>
          <table:table-cell office:value-type="float" office:value="0.0594772339" calcext:value-type="float">
            <text:p>0.0594772339</text:p>
          </table:table-cell>
          <table:table-cell table:number-columns-repeated="2"/>
          <table:table-cell table:style-name="ce17" table:number-columns-repeated="2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_loopUnrol_a</text:p>
          </table:table-cell>
          <table:table-cell office:value-type="float" office:value="7.7859758333" calcext:value-type="float">
            <text:p>7.7859758333</text:p>
          </table:table-cell>
          <table:table-cell table:style-name="ce14" office:value-type="float" office:value="0.2519719446" calcext:value-type="float">
            <text:p>0.2519719446</text:p>
          </table:table-cell>
          <table:table-cell table:number-columns-repeated="2"/>
          <table:table-cell table:style-name="ce17" table:number-columns-repeated="2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_loopUnrol_b</text:p>
          </table:table-cell>
          <table:table-cell office:value-type="float" office:value="7.8145758333" calcext:value-type="float">
            <text:p>7.8145758333</text:p>
          </table:table-cell>
          <table:table-cell table:style-name="ce14" office:value-type="float" office:value="0.2832855426" calcext:value-type="float">
            <text:p>0.283285542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0_orig</text:p>
          </table:table-cell>
          <table:table-cell table:style-name="ce12" office:value-type="float" office:value="7.8341983333" calcext:value-type="float">
            <text:p>7.8341983333</text:p>
          </table:table-cell>
          <table:table-cell office:value-type="float" office:value="0.0984381918" calcext:value-type="float">
            <text:p>0.098438191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_loopUnrol_c</text:p>
          </table:table-cell>
          <table:table-cell office:value-type="float" office:value="8.0128683333" calcext:value-type="float">
            <text:p>8.0128683333</text:p>
          </table:table-cell>
          <table:table-cell office:value-type="float" office:value="0.0606621989" calcext:value-type="float">
            <text:p>0.0606621989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F3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03:51:05.995224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2:21:51.960801688</meta:creation-date>
    <dc:date>2017-10-23T19:14:25.491974975</dc:date>
    <meta:editing-duration>P5DT16H15M16S</meta:editing-duration>
    <meta:editing-cycles>55</meta:editing-cycles>
    <meta:generator>LibreOffice/5.1.6.2$Linux_X86_64 LibreOffice_project/10m0$Build-2</meta:generator>
    <meta:document-statistic meta:table-count="1" meta:cell-count="158" meta:object-count="0"/>
  </office:meta>
</office:document-meta>
</file>